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ffcc99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-width="0.276cm" draw:marker-end-width="0.276cm" draw:fill="solid" draw:fill-color="#4c190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102cm" draw:marker-start-width="0.352cm" draw:marker-end-width="0.352cm" draw:fill="solid" draw:fill-color="#e6e6e6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color="#ffffff"/>
    </style:style>
    <style:style style:name="P3" style:family="paragraph">
      <style:paragraph-properties fo:text-align="center"/>
      <style:text-properties fo:color="#ffffff" fo:font-size="24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8pt" fo:font-weight="bold"/>
    </style:style>
    <style:style style:name="T1" style:family="text">
      <style:text-properties fo:color="#ffffff" fo:font-size="24pt" fo:font-weight="bold"/>
    </style:style>
    <style:style style:name="T2" style:family="text"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2.334cm" svg:height="2.334cm" svg:x="0.1cm" svg:y="0.101cm">
            <text:p/>
          </draw:rect>
          <draw:rect draw:style-name="gr1" draw:text-style-name="P1" draw:layer="layout" svg:width="2.334cm" svg:height="2.334cm" svg:x="2.448cm" svg:y="0.101cm">
            <text:p/>
          </draw:rect>
          <draw:rect draw:style-name="gr1" draw:text-style-name="P1" draw:layer="layout" svg:width="2.334cm" svg:height="2.334cm" svg:x="4.795cm" svg:y="0.101cm">
            <text:p/>
          </draw:rect>
          <draw:rect draw:style-name="gr1" draw:text-style-name="P1" draw:layer="layout" svg:width="2.334cm" svg:height="2.334cm" svg:x="7.116cm" svg:y="0.101cm">
            <text:p/>
          </draw:rect>
          <draw:rect draw:style-name="gr1" draw:text-style-name="P1" draw:layer="layout" svg:width="2.334cm" svg:height="2.334cm" svg:x="0.1cm" svg:y="2.448cm">
            <text:p/>
          </draw:rect>
          <draw:rect draw:style-name="gr1" draw:text-style-name="P1" draw:layer="layout" svg:width="2.334cm" svg:height="2.334cm" svg:x="2.448cm" svg:y="2.448cm">
            <text:p/>
          </draw:rect>
          <draw:rect draw:style-name="gr1" draw:text-style-name="P1" draw:layer="layout" svg:width="2.334cm" svg:height="2.334cm" svg:x="4.795cm" svg:y="2.448cm">
            <text:p/>
          </draw:rect>
          <draw:rect draw:style-name="gr1" draw:text-style-name="P1" draw:layer="layout" svg:width="2.334cm" svg:height="2.334cm" svg:x="7.116cm" svg:y="2.448cm">
            <text:p/>
          </draw:rect>
          <draw:rect draw:style-name="gr1" draw:text-style-name="P1" draw:layer="layout" svg:width="2.334cm" svg:height="2.334cm" svg:x="0.1cm" svg:y="4.789cm">
            <text:p/>
          </draw:rect>
          <draw:rect draw:style-name="gr1" draw:text-style-name="P1" draw:layer="layout" svg:width="2.334cm" svg:height="2.334cm" svg:x="2.448cm" svg:y="4.789cm">
            <text:p/>
          </draw:rect>
          <draw:rect draw:style-name="gr1" draw:text-style-name="P1" draw:layer="layout" svg:width="2.334cm" svg:height="2.334cm" svg:x="4.795cm" svg:y="4.789cm">
            <text:p/>
          </draw:rect>
          <draw:rect draw:style-name="gr1" draw:text-style-name="P1" draw:layer="layout" svg:width="2.334cm" svg:height="2.334cm" svg:x="7.116cm" svg:y="4.789cm">
            <text:p/>
          </draw:rect>
          <draw:rect draw:style-name="gr1" draw:text-style-name="P1" draw:layer="layout" svg:width="2.334cm" svg:height="2.334cm" svg:x="0.1cm" svg:y="7.136cm">
            <text:p/>
          </draw:rect>
          <draw:rect draw:style-name="gr1" draw:text-style-name="P1" draw:layer="layout" svg:width="2.334cm" svg:height="2.334cm" svg:x="2.448cm" svg:y="7.136cm">
            <text:p/>
          </draw:rect>
          <draw:rect draw:style-name="gr1" draw:text-style-name="P1" draw:layer="layout" svg:width="2.334cm" svg:height="2.334cm" svg:x="4.795cm" svg:y="7.136cm">
            <text:p/>
          </draw:rect>
          <draw:rect draw:style-name="gr1" draw:text-style-name="P1" draw:layer="layout" svg:width="2.334cm" svg:height="2.334cm" svg:x="7.116cm" svg:y="7.136cm">
            <text:p/>
          </draw:rect>
        </draw:g>
        <draw:polygon draw:style-name="gr2" draw:text-style-name="P3" draw:layer="layout" svg:width="2.015cm" svg:height="0.962cm" svg:x="2.638cm" svg:y="0.895cm" svg:viewBox="0 0 2016 963" draw:points="0,962 320,88 888,0 1413,180 1744,180 2015,842">
          <text:p text:style-name="P2"><text:span text:style-name="T1">0</text:span></text:p>
        </draw:polygon>
        <draw:g>
          <draw:circle draw:style-name="gr3" draw:text-style-name="P1" draw:layer="layout" svg:width="0.455cm" svg:height="0.454cm" svg:x="0.573cm" svg:y="5.976cm">
            <text:p/>
          </draw:circle>
          <draw:ellipse draw:style-name="gr3" draw:text-style-name="P1" draw:layer="layout" svg:width="0.456cm" svg:height="0.454cm" svg:x="1.516cm" svg:y="5.976cm">
            <text:p/>
          </draw:ellipse>
          <draw:rect draw:style-name="gr3" draw:text-style-name="P1" draw:layer="layout" svg:width="0.894cm" svg:height="0.375cm" svg:x="0.825cm" svg:y="5.789cm">
            <text:p/>
          </draw:rect>
          <draw:rect draw:style-name="gr3" draw:text-style-name="P1" draw:layer="layout" svg:width="1.018cm" svg:height="0.079cm" svg:x="0.762cm" svg:y="5.691cm">
            <text:p/>
          </draw:rect>
          <draw:polygon draw:style-name="gr3" draw:text-style-name="P1" draw:layer="layout" svg:width="0.32cm" svg:height="0.262cm" svg:x="0.517cm" svg:y="5.706cm" svg:viewBox="0 0 321 263" draw:points="313,258 313,137 163,60 231,63 237,3 4,0 0,66 79,66 320,262">
            <text:p/>
          </draw:polygon>
          <draw:rect draw:style-name="gr3" draw:text-style-name="P1" draw:layer="layout" svg:width="0.139cm" svg:height="0.755cm" draw:transform="skewX (0.0132645023151544) rotate (-0.26947883650906) translate (1.927cm 5.265cm)">
            <text:p/>
          </draw:rect>
          <draw:rect draw:style-name="gr3" draw:text-style-name="P1" draw:layer="layout" svg:width="0.265cm" svg:height="0.11cm" svg:x="1.874cm" svg:y="5.203cm">
            <text:p/>
          </draw:rect>
          <draw:rect draw:style-name="gr3" draw:text-style-name="P1" draw:layer="layout" svg:width="0.067cm" svg:height="0.062cm" svg:x="2.12cm" svg:y="5.225cm">
            <text:p/>
          </draw:rect>
        </draw:g>
        <draw:rect draw:style-name="gr4" draw:text-style-name="P5" draw:layer="layout" svg:width="2.315cm" svg:height="9.36cm" svg:x="9.441cm" svg:y="0.1cm">
          <text:p text:style-name="P4"><text:span text:style-name="T2">Exit</text:span></text:p>
        </draw:rect>
        <draw:polygon draw:style-name="gr2" draw:text-style-name="P3" draw:layer="layout" svg:width="2.015cm" svg:height="0.962cm" svg:x="4.939cm" svg:y="5.395cm" svg:viewBox="0 0 2016 963" draw:points="0,962 320,88 888,0 1413,180 1744,180 2015,842">
          <text:p text:style-name="P2"><text:span text:style-name="T1">1</text:span></text:p>
        </draw:polygon>
        <draw:polygon draw:style-name="gr2" draw:text-style-name="P3" draw:layer="layout" svg:width="2.015cm" svg:height="0.962cm" svg:x="7.24cm" svg:y="5.395cm" svg:viewBox="0 0 2016 963" draw:points="0,962 320,88 888,0 1413,180 1744,180 2015,842">
          <text:p text:style-name="P2"><text:span text:style-name="T1">2</text:span></text:p>
        </draw:polygon>
        <draw:polygon draw:style-name="gr2" draw:text-style-name="P3" draw:layer="layout" svg:width="2.015cm" svg:height="0.962cm" svg:x="0.241cm" svg:y="7.695cm" svg:viewBox="0 0 2016 963" draw:points="0,962 320,88 888,0 1413,180 1744,180 2015,842">
          <text:p text:style-name="P2"><text:span text:style-name="T1">3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1.938cm" fo:page-height="9.90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Trey Smith</meta:initial-creator>
    <meta:creation-date>2007-03-07T14:17:26</meta:creation-date>
    <dc:creator>Trey Smith</dc:creator>
    <dc:date>2007-03-07T14:37:28</dc:date>
    <dc:language>en-US</dc:language>
    <meta:editing-cycles>2</meta:editing-cycles>
    <meta:editing-duration>PT20M7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